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MLC</text:p>
          </draw:text-box>
        </draw:frame>
        <draw:frame presentation:style-name="pr2" draw:text-style-name="P1" draw:layer="layout" svg:width="25.199cm" svg:height="3.2cm" svg:x="1.4cm" svg:y="10.4cm" presentation:class="subtitle" presentation:user-transformed="true">
          <draw:text-box>
            <text:p>Maison de Loisir et de la Cul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s ruches connecté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ésentation du projet</text:p>
              </text:list-item>
              <text:list-item>
                <text:p>Prestation des modules <text:s/></text:p>
              </text:list-item>
              <text:list-item>
                <text:p>Collecte et Transition de donné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e que sa m’a apporte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a vie dans un environnement professionnelle</text:p>
              </text:list-item>
              <text:list-item>
                <text:p>Connaissance dans la techno embarquer</text:p>
              </text:list-item>
              <text:list-item>
                <text:p>Compétence (R et D, group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ission complémentair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Je fait cela avent afin d’avoir plus d’information</text:p>
              </text:list-item>
              <text:list-item>
                <text:p>Réception des client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treprise</text:p>
              </text:list-item>
              <text:list-item>
                <text:p>Mission secondaire</text:p>
              </text:list-item>
              <text:list-item>
                <text:p>Mission principal</text:p>
              </text:list-item>
              <text:list-item>
                <text:p>Ce que sa m’as apporter</text:p>
              </text:list-item>
              <text:list-item>
                <text:p>Conclution( c la mêm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5:15:22.949343514</meta:creation-date>
    <meta:editing-duration>PT7M59S</meta:editing-duration>
    <meta:editing-cycles>4</meta:editing-cycles>
    <meta:generator>LibreOffice/6.4.7.2$Linux_X86_64 LibreOffice_project/40$Build-2</meta:generator>
    <dc:title>Beehive</dc:title>
    <dc:date>2022-04-11T16:08:37.909198482</dc:date>
    <meta:document-statistic meta:object-count="55"/>
  </office:meta>
</office:document-meta>
</file>